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20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to</text:p>
          </table:table-cell>
          <table:table-cell office:value-type="float" office:value="21663" calcext:value-type="float">
            <text:p>21663</text:p>
          </table:table-cell>
          <table:table-cell table:formula="of:=[.U21]/358082" office:value-type="percentage" office:value="0.0604973162571701" calcext:value-type="percentage">
            <text:p>6.05%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23502" calcext:value-type="float">
            <text:p>23502</text:p>
          </table:table-cell>
          <table:table-cell table:formula="of:=[.Z21]/387934" office:value-type="percentage" office:value="0.0605824702140055" calcext:value-type="percentage">
            <text:p>6.06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no</text:p>
          </table:table-cell>
          <table:table-cell office:value-type="float" office:value="16049" calcext:value-type="float">
            <text:p>16049</text:p>
          </table:table-cell>
          <table:table-cell table:formula="of:=[.U22]/358082" office:value-type="percentage" office:value="0.0448193430555013" calcext:value-type="percentage">
            <text:p>4.48%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7248" calcext:value-type="float">
            <text:p>17248</text:p>
          </table:table-cell>
          <table:table-cell table:formula="of:=[.Z22]/387934" office:value-type="percentage" office:value="0.0444611712301577" calcext:value-type="percentage">
            <text:p>4.45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ak</text:p>
          </table:table-cell>
          <table:table-cell office:value-type="float" office:value="10374" calcext:value-type="float">
            <text:p>10374</text:p>
          </table:table-cell>
          <table:table-cell table:formula="of:=[.U23]/358082" office:value-type="percentage" office:value="0.0289710178115627" calcext:value-type="percentage">
            <text:p>2.90%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1192" calcext:value-type="float">
            <text:p>11192</text:p>
          </table:table-cell>
          <table:table-cell table:formula="of:=[.Z23]/387934" office:value-type="percentage" office:value="0.0288502683446153" calcext:value-type="percentage">
            <text:p>2.89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</text:p>
          </table:table-cell>
          <table:table-cell office:value-type="float" office:value="10311" calcext:value-type="float">
            <text:p>10311</text:p>
          </table:table-cell>
          <table:table-cell table:formula="of:=[.U24]/358082" office:value-type="percentage" office:value="0.0287950804564318" calcext:value-type="percentage">
            <text:p>2.88%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float" office:value="11007" calcext:value-type="float">
            <text:p>11007</text:p>
          </table:table-cell>
          <table:table-cell table:formula="of:=[.Z24]/387934" office:value-type="percentage" office:value="0.0283733831012492" calcext:value-type="percentage">
            <text:p>2.84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e</text:p>
          </table:table-cell>
          <table:table-cell office:value-type="float" office:value="8491" calcext:value-type="float">
            <text:p>8491</text:p>
          </table:table-cell>
          <table:table-cell table:formula="of:=[.U25]/358082" office:value-type="percentage" office:value="0.0237124457526488" calcext:value-type="percentage">
            <text:p>2.37%</text:p>
          </table:table-cell>
          <table:table-cell table:number-columns-repeated="2"/>
          <table:table-cell office:value-type="string" calcext:value-type="string">
            <text:p>je</text:p>
          </table:table-cell>
          <table:table-cell office:value-type="float" office:value="9221" calcext:value-type="float">
            <text:p>9221</text:p>
          </table:table-cell>
          <table:table-cell table:formula="of:=[.Z25]/387934" office:value-type="percentage" office:value="0.0237695071842117" calcext:value-type="percentage">
            <text:p>2.3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o</text:p>
          </table:table-cell>
          <table:table-cell office:value-type="float" office:value="7596" calcext:value-type="float">
            <text:p>7596</text:p>
          </table:table-cell>
          <table:table-cell table:formula="of:=[.U26]/358082" office:value-type="percentage" office:value="0.0212130182472171" calcext:value-type="percentage">
            <text:p>2.12%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8130" calcext:value-type="float">
            <text:p>8130</text:p>
          </table:table-cell>
          <table:table-cell table:formula="of:=[.Z26]/387934" office:value-type="percentage" office:value="0.0209571731273876" calcext:value-type="percentage">
            <text:p>2.10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á</text:p>
          </table:table-cell>
          <table:table-cell office:value-type="float" office:value="5587" calcext:value-type="float">
            <text:p>5587</text:p>
          </table:table-cell>
          <table:table-cell table:formula="of:=[.U27]/358082" office:value-type="percentage" office:value="0.0156025714780413" calcext:value-type="percentage">
            <text:p>1.56%</text:p>
          </table:table-cell>
          <table:table-cell table:number-columns-repeated="2"/>
          <table:table-cell office:value-type="string" calcext:value-type="string">
            <text:p>já</text:p>
          </table:table-cell>
          <table:table-cell office:value-type="float" office:value="6080" calcext:value-type="float">
            <text:p>6080</text:p>
          </table:table-cell>
          <table:table-cell table:formula="of:=[.Z27]/387934" office:value-type="percentage" office:value="0.0156727690792764" calcext:value-type="percentage">
            <text:p>1.57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le</text:p>
          </table:table-cell>
          <table:table-cell office:value-type="float" office:value="5190" calcext:value-type="float">
            <text:p>5190</text:p>
          </table:table-cell>
          <table:table-cell table:formula="of:=[.U28]/358082" office:value-type="percentage" office:value="0.0144938868750733" calcext:value-type="percentage">
            <text:p>1.45%</text:p>
          </table:table-cell>
          <table:table-cell table:number-columns-repeated="2"/>
          <table:table-cell office:value-type="string" calcext:value-type="string">
            <text:p>ale</text:p>
          </table:table-cell>
          <table:table-cell office:value-type="float" office:value="5556" calcext:value-type="float">
            <text:p>5556</text:p>
          </table:table-cell>
          <table:table-cell table:formula="of:=[.Z28]/387934" office:value-type="percentage" office:value="0.0143220238494177" calcext:value-type="percentage">
            <text:p>1.43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že</text:p>
          </table:table-cell>
          <table:table-cell office:value-type="float" office:value="4832" calcext:value-type="float">
            <text:p>4832</text:p>
          </table:table-cell>
          <table:table-cell table:formula="of:=[.U29]/358082" office:value-type="percentage" office:value="0.0134941158729006" calcext:value-type="percentage">
            <text:p>1.35%</text:p>
          </table:table-cell>
          <table:table-cell table:number-columns-repeated="2"/>
          <table:table-cell office:value-type="string" calcext:value-type="string">
            <text:p>že</text:p>
          </table:table-cell>
          <table:table-cell office:value-type="float" office:value="5365" calcext:value-type="float">
            <text:p>5365</text:p>
          </table:table-cell>
          <table:table-cell table:formula="of:=[.Z29]/387934" office:value-type="percentage" office:value="0.013829672057618" calcext:value-type="percentage">
            <text:p>1.3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ako</text:p>
          </table:table-cell>
          <table:table-cell office:value-type="float" office:value="4526" calcext:value-type="float">
            <text:p>4526</text:p>
          </table:table-cell>
          <table:table-cell table:formula="of:=[.U30]/358082" office:value-type="percentage" office:value="0.0126395630051217" calcext:value-type="percentage">
            <text:p>1.26%</text:p>
          </table:table-cell>
          <table:table-cell table:number-columns-repeated="2"/>
          <table:table-cell office:value-type="string" calcext:value-type="string">
            <text:p>jako</text:p>
          </table:table-cell>
          <table:table-cell office:value-type="float" office:value="4983" calcext:value-type="float">
            <text:p>4983</text:p>
          </table:table-cell>
          <table:table-cell table:formula="of:=[.Z30]/387934" office:value-type="percentage" office:value="0.0128449684740188" calcext:value-type="percentage">
            <text:p>1.28%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no</text:p>
          </table:table-cell>
          <table:table-cell office:value-type="float" office:value="4782" calcext:value-type="float">
            <text:p>4782</text:p>
          </table:table-cell>
          <table:table-cell table:formula="of:=[.U35]/109861" office:value-type="percentage" office:value="0.0435277304958083" calcext:value-type="percentage">
            <text:p>4.35%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6211" calcext:value-type="float">
            <text:p>6211</text:p>
          </table:table-cell>
          <table:table-cell table:formula="of:=[.Z35]/126084" office:value-type="percentage" office:value="0.0492608102534818" calcext:value-type="percentage">
            <text:p>4.93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ak</text:p>
          </table:table-cell>
          <table:table-cell office:value-type="float" office:value="4560" calcext:value-type="float">
            <text:p>4560</text:p>
          </table:table-cell>
          <table:table-cell table:formula="of:=[.U36]/109861" office:value-type="percentage" office:value="0.0415069952030293" calcext:value-type="percentage">
            <text:p>4.15%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134" calcext:value-type="float">
            <text:p>5134</text:p>
          </table:table-cell>
          <table:table-cell table:formula="of:=[.Z36]/126084" office:value-type="percentage" office:value="0.0407188858221503" calcext:value-type="percentage">
            <text:p>4.07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</text:p>
          </table:table-cell>
          <table:table-cell office:value-type="float" office:value="4411" calcext:value-type="float">
            <text:p>4411</text:p>
          </table:table-cell>
          <table:table-cell table:formula="of:=[.U37]/109861" office:value-type="percentage" office:value="0.0401507359299478" calcext:value-type="percentage">
            <text:p>4.02%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float" office:value="5016" calcext:value-type="float">
            <text:p>5016</text:p>
          </table:table-cell>
          <table:table-cell table:formula="of:=[.Z37]/126084" office:value-type="percentage" office:value="0.0397830018083183" calcext:value-type="percentage">
            <text:p>3.9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o</text:p>
          </table:table-cell>
          <table:table-cell office:value-type="float" office:value="3904" calcext:value-type="float">
            <text:p>3904</text:p>
          </table:table-cell>
          <table:table-cell table:formula="of:=[.U38]/109861" office:value-type="percentage" office:value="0.0355358134369795" calcext:value-type="percentage">
            <text:p>3.55%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4484" calcext:value-type="float">
            <text:p>4484</text:p>
          </table:table-cell>
          <table:table-cell table:formula="of:=[.Z38]/126084" office:value-type="percentage" office:value="0.0355635925256178" calcext:value-type="percentage">
            <text:p>3.56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o</text:p>
          </table:table-cell>
          <table:table-cell office:value-type="float" office:value="3386" calcext:value-type="float">
            <text:p>3386</text:p>
          </table:table-cell>
          <table:table-cell table:formula="of:=[.U39]/109861" office:value-type="percentage" office:value="0.030820764420495" calcext:value-type="percentage">
            <text:p>3.08%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4007" calcext:value-type="float">
            <text:p>4007</text:p>
          </table:table-cell>
          <table:table-cell table:formula="of:=[.Z39]/126084" office:value-type="percentage" office:value="0.0317804003680086" calcext:value-type="percentage">
            <text:p>3.1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le</text:p>
          </table:table-cell>
          <table:table-cell office:value-type="float" office:value="2336" calcext:value-type="float">
            <text:p>2336</text:p>
          </table:table-cell>
          <table:table-cell table:formula="of:=[.U40]/109861" office:value-type="percentage" office:value="0.0212632326303238" calcext:value-type="percentage">
            <text:p>2.13%</text:p>
          </table:table-cell>
          <table:table-cell table:number-columns-repeated="2"/>
          <table:table-cell office:value-type="string" calcext:value-type="string">
            <text:p>ale</text:p>
          </table:table-cell>
          <table:table-cell office:value-type="float" office:value="2646" calcext:value-type="float">
            <text:p>2646</text:p>
          </table:table-cell>
          <table:table-cell table:formula="of:=[.Z40]/126084" office:value-type="percentage" office:value="0.0209860093271153" calcext:value-type="percentage">
            <text:p>2.10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á</text:p>
          </table:table-cell>
          <table:table-cell office:value-type="float" office:value="1496" calcext:value-type="float">
            <text:p>1496</text:p>
          </table:table-cell>
          <table:table-cell table:formula="of:=[.U41]/109861" office:value-type="percentage" office:value="0.0136172071981868" calcext:value-type="percentage">
            <text:p>1.36%</text:p>
          </table:table-cell>
          <table:table-cell table:number-columns-repeated="2"/>
          <table:table-cell office:value-type="string" calcext:value-type="string">
            <text:p>já</text:p>
          </table:table-cell>
          <table:table-cell office:value-type="float" office:value="1745" calcext:value-type="float">
            <text:p>1745</text:p>
          </table:table-cell>
          <table:table-cell table:formula="of:=[.Z41]/126084" office:value-type="percentage" office:value="0.0138399796960756" calcext:value-type="percentage">
            <text:p>1.3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asně</text:p>
          </table:table-cell>
          <table:table-cell office:value-type="float" office:value="907" calcext:value-type="float">
            <text:p>907</text:p>
          </table:table-cell>
          <table:table-cell table:formula="of:=[.U42]/109861" office:value-type="percentage" office:value="0.00825588698446218" calcext:value-type="percentage">
            <text:p>0.83%</text:p>
          </table:table-cell>
          <table:table-cell table:number-columns-repeated="2"/>
          <table:table-cell office:value-type="string" calcext:value-type="string">
            <text:p>hmm</text:p>
          </table:table-cell>
          <table:table-cell office:value-type="float" office:value="1379" calcext:value-type="float">
            <text:p>1379</text:p>
          </table:table-cell>
          <table:table-cell table:formula="of:=[.Z42]/126084" office:value-type="percentage" office:value="0.010937153009105" calcext:value-type="percentage">
            <text:p>1.09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hmm</text:p>
          </table:table-cell>
          <table:table-cell office:value-type="float" office:value="779" calcext:value-type="float">
            <text:p>779</text:p>
          </table:table-cell>
          <table:table-cell table:formula="of:=[.U43]/109861" office:value-type="percentage" office:value="0.00709077834718417" calcext:value-type="percentage">
            <text:p>0.71%</text:p>
          </table:table-cell>
          <table:table-cell table:number-columns-repeated="2"/>
          <table:table-cell office:value-type="string" calcext:value-type="string">
            <text:p>jasně</text:p>
          </table:table-cell>
          <table:table-cell office:value-type="float" office:value="950" calcext:value-type="float">
            <text:p>950</text:p>
          </table:table-cell>
          <table:table-cell table:formula="of:=[.Z43]/126084" office:value-type="percentage" office:value="0.00753465943339361" calcext:value-type="percentage">
            <text:p>0.75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ako</text:p>
          </table:table-cell>
          <table:table-cell office:value-type="float" office:value="717" calcext:value-type="float">
            <text:p>717</text:p>
          </table:table-cell>
          <table:table-cell table:formula="of:=[.U44]/109861" office:value-type="percentage" office:value="0.00652642885100263" calcext:value-type="percentage">
            <text:p>0.65%</text:p>
          </table:table-cell>
          <table:table-cell table:number-columns-repeated="2"/>
          <table:table-cell office:value-type="string" calcext:value-type="string">
            <text:p>jako</text:p>
          </table:table-cell>
          <table:table-cell office:value-type="float" office:value="932" calcext:value-type="float">
            <text:p>932</text:p>
          </table:table-cell>
          <table:table-cell table:formula="of:=[.Z44]/126084" office:value-type="percentage" office:value="0.00739189746518194" calcext:value-type="percentage">
            <text:p>0.74%</text:p>
          </table:table-cell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to</text:p>
          </table:table-cell>
          <table:table-cell office:value-type="float" office:value="8761" calcext:value-type="float">
            <text:p>8761</text:p>
          </table:table-cell>
          <table:table-cell table:formula="of:=[.U50]/236061" office:value-type="percentage" office:value="0.0371132885144094" calcext:value-type="percentage">
            <text:p>3.71%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10017" calcext:value-type="float">
            <text:p>10017</text:p>
          </table:table-cell>
          <table:table-cell table:formula="of:=[.Z50]/279264" office:value-type="percentage" office:value="0.0358692849776556" calcext:value-type="percentage">
            <text:p>3.59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ak</text:p>
          </table:table-cell>
          <table:table-cell office:value-type="float" office:value="8382" calcext:value-type="float">
            <text:p>8382</text:p>
          </table:table-cell>
          <table:table-cell table:formula="of:=[.U51]/236061" office:value-type="percentage" office:value="0.0355077712964022" calcext:value-type="percentage">
            <text:p>3.55%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float" office:value="8867" calcext:value-type="float">
            <text:p>8867</text:p>
          </table:table-cell>
          <table:table-cell table:formula="of:=[.Z51]/279264" office:value-type="percentage" office:value="0.031751317749513" calcext:value-type="percentage">
            <text:p>3.1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</text:p>
          </table:table-cell>
          <table:table-cell office:value-type="float" office:value="6930" calcext:value-type="float">
            <text:p>6930</text:p>
          </table:table-cell>
          <table:table-cell table:formula="of:=[.U52]/236061" office:value-type="percentage" office:value="0.029356818788364" calcext:value-type="percentage">
            <text:p>2.94%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045" calcext:value-type="float">
            <text:p>8045</text:p>
          </table:table-cell>
          <table:table-cell table:formula="of:=[.Z52]/279264" office:value-type="percentage" office:value="0.0288078663916581" calcext:value-type="percentage">
            <text:p>2.8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</text:p>
          </table:table-cell>
          <table:table-cell office:value-type="float" office:value="4531" calcext:value-type="float">
            <text:p>4531</text:p>
          </table:table-cell>
          <table:table-cell table:formula="of:=[.U53]/236061" office:value-type="percentage" office:value="0.0191941913319015" calcext:value-type="percentage">
            <text:p>1.92%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8011" calcext:value-type="float">
            <text:p>8011</text:p>
          </table:table-cell>
          <table:table-cell table:formula="of:=[.Z53]/279264" office:value-type="percentage" office:value="0.0286861177953478" calcext:value-type="percentage">
            <text:p>2.87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o</text:p>
          </table:table-cell>
          <table:table-cell office:value-type="float" office:value="3594" calcext:value-type="float">
            <text:p>3594</text:p>
          </table:table-cell>
          <table:table-cell table:formula="of:=[.U54]/236061" office:value-type="percentage" office:value="0.0152248783153507" calcext:value-type="percentage">
            <text:p>1.52%</text:p>
          </table:table-cell>
          <table:table-cell table:number-columns-repeated="2"/>
          <table:table-cell office:value-type="string" calcext:value-type="string">
            <text:p>je</text:p>
          </table:table-cell>
          <table:table-cell office:value-type="float" office:value="5896" calcext:value-type="float">
            <text:p>5896</text:p>
          </table:table-cell>
          <table:table-cell table:formula="of:=[.Z54]/279264" office:value-type="percentage" office:value="0.0211126389366334" calcext:value-type="percentage">
            <text:p>2.11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e</text:p>
          </table:table-cell>
          <table:table-cell office:value-type="float" office:value="3472" calcext:value-type="float">
            <text:p>3472</text:p>
          </table:table-cell>
          <table:table-cell table:formula="of:=[.U55]/236061" office:value-type="percentage" office:value="0.0147080627464935" calcext:value-type="percentage">
            <text:p>1.47%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4048" calcext:value-type="float">
            <text:p>4048</text:p>
          </table:table-cell>
          <table:table-cell table:formula="of:=[.Z55]/279264" office:value-type="percentage" office:value="0.0144952446430618" calcext:value-type="percentage">
            <text:p>1.45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co</text:p>
          </table:table-cell>
          <table:table-cell office:value-type="float" office:value="2722" calcext:value-type="float">
            <text:p>2722</text:p>
          </table:table-cell>
          <table:table-cell table:formula="of:=[.U56]/236061" office:value-type="percentage" office:value="0.0115309178559779" calcext:value-type="percentage">
            <text:p>1.15%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float" office:value="3653" calcext:value-type="float">
            <text:p>3653</text:p>
          </table:table-cell>
          <table:table-cell table:formula="of:=[.Z56]/279264" office:value-type="percentage" office:value="0.0130808124212215" calcext:value-type="percentage">
            <text:p>1.31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sem</text:p>
          </table:table-cell>
          <table:table-cell office:value-type="float" office:value="2443" calcext:value-type="float">
            <text:p>2443</text:p>
          </table:table-cell>
          <table:table-cell table:formula="of:=[.U57]/236061" office:value-type="percentage" office:value="0.0103490199567061" calcext:value-type="percentage">
            <text:p>1.03%</text:p>
          </table:table-cell>
          <table:table-cell table:number-columns-repeated="2"/>
          <table:table-cell office:value-type="string" calcext:value-type="string">
            <text:p>jsem</text:p>
          </table:table-cell>
          <table:table-cell office:value-type="float" office:value="3096" calcext:value-type="float">
            <text:p>3096</text:p>
          </table:table-cell>
          <table:table-cell table:formula="of:=[.Z57]/279264" office:value-type="percentage" office:value="0.0110862839463733" calcext:value-type="percentage">
            <text:p>1.11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…</text:p>
          </table:table-cell>
          <table:table-cell office:value-type="float" office:value="2269" calcext:value-type="float">
            <text:p>2269</text:p>
          </table:table-cell>
          <table:table-cell table:formula="of:=[.U58]/236061" office:value-type="percentage" office:value="0.00961192234210649" calcext:value-type="percentage">
            <text:p>0.96%</text:p>
          </table:table-cell>
          <table:table-cell table:number-columns-repeated="2"/>
          <table:table-cell office:value-type="string" calcext:value-type="string">
            <text:p>že</text:p>
          </table:table-cell>
          <table:table-cell office:value-type="float" office:value="3013" calcext:value-type="float">
            <text:p>3013</text:p>
          </table:table-cell>
          <table:table-cell table:formula="of:=[.Z58]/279264" office:value-type="percentage" office:value="0.0107890741377335" calcext:value-type="percentage">
            <text:p>1.0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i</text:p>
          </table:table-cell>
          <table:table-cell office:value-type="float" office:value="2094" calcext:value-type="float">
            <text:p>2094</text:p>
          </table:table-cell>
          <table:table-cell table:formula="of:=[.U59]/236061" office:value-type="percentage" office:value="0.00887058853431952" calcext:value-type="percentage">
            <text:p>0.89%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2775" calcext:value-type="float">
            <text:p>2775</text:p>
          </table:table-cell>
          <table:table-cell table:formula="of:=[.Z59]/279264" office:value-type="percentage" office:value="0.00993683396356136" calcext:value-type="percentage">
            <text:p>0.99%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tak</text:p>
          </table:table-cell>
          <table:table-cell office:value-type="float" office:value="5793" calcext:value-type="float">
            <text:p>5793</text:p>
          </table:table-cell>
          <table:table-cell table:formula="of:=[.U62]/85618" office:value-type="percentage" office:value="0.067661005863253" calcext:value-type="percentage">
            <text:p>6.77%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float" office:value="6789" calcext:value-type="float">
            <text:p>6789</text:p>
          </table:table-cell>
          <table:table-cell table:formula="of:=[.Z62]/110990" office:value-type="percentage" office:value="0.061167672763312" calcext:value-type="percentage">
            <text:p>6.12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</text:p>
          </table:table-cell>
          <table:table-cell office:value-type="float" office:value="4093" calcext:value-type="float">
            <text:p>4093</text:p>
          </table:table-cell>
          <table:table-cell table:formula="of:=[.U63]/85618" office:value-type="percentage" office:value="0.0478053680300871" calcext:value-type="percentage">
            <text:p>4.78%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000" calcext:value-type="float">
            <text:p>5000</text:p>
          </table:table-cell>
          <table:table-cell table:formula="of:=[.Z63]/110990" office:value-type="percentage" office:value="0.0450491035228399" calcext:value-type="percentage">
            <text:p>4.50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o</text:p>
          </table:table-cell>
          <table:table-cell office:value-type="float" office:value="3007" calcext:value-type="float">
            <text:p>3007</text:p>
          </table:table-cell>
          <table:table-cell table:formula="of:=[.U64]/85618" office:value-type="percentage" office:value="0.0351211193907823" calcext:value-type="percentage">
            <text:p>3.51%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3184" calcext:value-type="float">
            <text:p>3184</text:p>
          </table:table-cell>
          <table:table-cell table:formula="of:=[.Z64]/110990" office:value-type="percentage" office:value="0.0286872691233444" calcext:value-type="percentage">
            <text:p>2.87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o</text:p>
          </table:table-cell>
          <table:table-cell office:value-type="float" office:value="1614" calcext:value-type="float">
            <text:p>1614</text:p>
          </table:table-cell>
          <table:table-cell table:formula="of:=[.U65]/85618" office:value-type="percentage" office:value="0.0188511761545469" calcext:value-type="percentage">
            <text:p>1.89%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2899" calcext:value-type="float">
            <text:p>2899</text:p>
          </table:table-cell>
          <table:table-cell table:formula="of:=[.Z65]/110990" office:value-type="percentage" office:value="0.0261194702225426" calcext:value-type="percentage">
            <text:p>2.61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dobře</text:p>
          </table:table-cell>
          <table:table-cell office:value-type="float" office:value="1354" calcext:value-type="float">
            <text:p>1354</text:p>
          </table:table-cell>
          <table:table-cell table:formula="of:=[.U66]/85618" office:value-type="percentage" office:value="0.0158144315447686" calcext:value-type="percentage">
            <text:p>1.58%</text:p>
          </table:table-cell>
          <table:table-cell table:number-columns-repeated="2"/>
          <table:table-cell office:value-type="string" calcext:value-type="string">
            <text:p>dobře</text:p>
          </table:table-cell>
          <table:table-cell office:value-type="float" office:value="1398" calcext:value-type="float">
            <text:p>1398</text:p>
          </table:table-cell>
          <table:table-cell table:formula="of:=[.Z66]/110990" office:value-type="percentage" office:value="0.012595729344986" calcext:value-type="percentage">
            <text:p>1.26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…</text:p>
          </table:table-cell>
          <table:table-cell office:value-type="float" office:value="1181" calcext:value-type="float">
            <text:p>1181</text:p>
          </table:table-cell>
          <table:table-cell table:formula="of:=[.U67]/85618" office:value-type="percentage" office:value="0.01379382840057" calcext:value-type="percentage">
            <text:p>1.38%</text:p>
          </table:table-cell>
          <table:table-cell table:number-columns-repeated="2"/>
          <table:table-cell office:value-type="string" calcext:value-type="string">
            <text:p>…</text:p>
          </table:table-cell>
          <table:table-cell office:value-type="float" office:value="1384" calcext:value-type="float">
            <text:p>1384</text:p>
          </table:table-cell>
          <table:table-cell table:formula="of:=[.Z67]/110990" office:value-type="percentage" office:value="0.0124695918551221" calcext:value-type="percentage">
            <text:p>1.25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ne</text:p>
          </table:table-cell>
          <table:table-cell office:value-type="float" office:value="890" calcext:value-type="float">
            <text:p>890</text:p>
          </table:table-cell>
          <table:table-cell table:formula="of:=[.U68]/85618" office:value-type="percentage" office:value="0.0103950103950104" calcext:value-type="percentage">
            <text:p>1.04%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float" office:value="1003" calcext:value-type="float">
            <text:p>1003</text:p>
          </table:table-cell>
          <table:table-cell table:formula="of:=[.Z68]/110990" office:value-type="percentage" office:value="0.00903685016668168" calcext:value-type="percentage">
            <text:p>0.90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asně</text:p>
          </table:table-cell>
          <table:table-cell office:value-type="float" office:value="859" calcext:value-type="float">
            <text:p>859</text:p>
          </table:table-cell>
          <table:table-cell table:formula="of:=[.U69]/85618" office:value-type="percentage" office:value="0.0100329369992291" calcext:value-type="percentage">
            <text:p>1.00%</text:p>
          </table:table-cell>
          <table:table-cell table:number-columns-repeated="2"/>
          <table:table-cell office:value-type="string" calcext:value-type="string">
            <text:p>jasně</text:p>
          </table:table-cell>
          <table:table-cell office:value-type="float" office:value="876" calcext:value-type="float">
            <text:p>876</text:p>
          </table:table-cell>
          <table:table-cell table:formula="of:=[.Z69]/110990" office:value-type="percentage" office:value="0.00789260293720155" calcext:value-type="percentage">
            <text:p>0.79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le</text:p>
          </table:table-cell>
          <table:table-cell office:value-type="float" office:value="712" calcext:value-type="float">
            <text:p>712</text:p>
          </table:table-cell>
          <table:table-cell table:formula="of:=[.U70]/85618" office:value-type="percentage" office:value="0.00831600831600832" calcext:value-type="percentage">
            <text:p>0.83%</text:p>
          </table:table-cell>
          <table:table-cell table:number-columns-repeated="2"/>
          <table:table-cell office:value-type="string" calcext:value-type="string">
            <text:p>já</text:p>
          </table:table-cell>
          <table:table-cell office:value-type="float" office:value="868" calcext:value-type="float">
            <text:p>868</text:p>
          </table:table-cell>
          <table:table-cell table:formula="of:=[.Z70]/110990" office:value-type="percentage" office:value="0.00782052437156501" calcext:value-type="percentage">
            <text:p>0.7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istě</text:p>
          </table:table-cell>
          <table:table-cell office:value-type="float" office:value="654" calcext:value-type="float">
            <text:p>654</text:p>
          </table:table-cell>
          <table:table-cell table:formula="of:=[.U71]/85618" office:value-type="percentage" office:value="0.00763858067228854" calcext:value-type="percentage">
            <text:p>0.76%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float" office:value="855" calcext:value-type="float">
            <text:p>855</text:p>
          </table:table-cell>
          <table:table-cell table:formula="of:=[.Z71]/110990" office:value-type="percentage" office:value="0.00770339670240562" calcext:value-type="percentage">
            <text:p>0.77%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a</text:p>
          </table:table-cell>
          <table:table-cell office:value-type="float" office:value="14124" calcext:value-type="float">
            <text:p>14124</text:p>
          </table:table-cell>
          <table:table-cell table:formula="of:=[.U75]/278560" office:value-type="percentage" office:value="0.0507036186099943" calcext:value-type="percentage">
            <text:p>5.07%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4808" calcext:value-type="float">
            <text:p>14808</text:p>
          </table:table-cell>
          <table:table-cell table:formula="of:=[.Z75]/314906" office:value-type="percentage" office:value="0.0470235562358291" calcext:value-type="percentage">
            <text:p>4.70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o</text:p>
          </table:table-cell>
          <table:table-cell office:value-type="float" office:value="9276" calcext:value-type="float">
            <text:p>9276</text:p>
          </table:table-cell>
          <table:table-cell table:formula="of:=[.U76]/278560" office:value-type="percentage" office:value="0.0332998276852384" calcext:value-type="percentage">
            <text:p>3.33%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10194" calcext:value-type="float">
            <text:p>10194</text:p>
          </table:table-cell>
          <table:table-cell table:formula="of:=[.Z76]/314906" office:value-type="percentage" office:value="0.0323715648479229" calcext:value-type="percentage">
            <text:p>3.24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</text:p>
          </table:table-cell>
          <table:table-cell office:value-type="float" office:value="5151" calcext:value-type="float">
            <text:p>5151</text:p>
          </table:table-cell>
          <table:table-cell table:formula="of:=[.U77]/278560" office:value-type="percentage" office:value="0.0184915278575531" calcext:value-type="percentage">
            <text:p>1.85%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6017" calcext:value-type="float">
            <text:p>6017</text:p>
          </table:table-cell>
          <table:table-cell table:formula="of:=[.Z77]/314906" office:value-type="percentage" office:value="0.0191072891593047" calcext:value-type="percentage">
            <text:p>1.91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e</text:p>
          </table:table-cell>
          <table:table-cell office:value-type="float" office:value="3969" calcext:value-type="float">
            <text:p>3969</text:p>
          </table:table-cell>
          <table:table-cell table:formula="of:=[.U78]/278560" office:value-type="percentage" office:value="0.0142482768523837" calcext:value-type="percentage">
            <text:p>1.42%</text:p>
          </table:table-cell>
          <table:table-cell table:number-columns-repeated="2"/>
          <table:table-cell office:value-type="string" calcext:value-type="string">
            <text:p>je</text:p>
          </table:table-cell>
          <table:table-cell office:value-type="float" office:value="4475" calcext:value-type="float">
            <text:p>4475</text:p>
          </table:table-cell>
          <table:table-cell table:formula="of:=[.Z78]/314906" office:value-type="percentage" office:value="0.0142105898268055" calcext:value-type="percentage">
            <text:p>1.42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ak</text:p>
          </table:table-cell>
          <table:table-cell office:value-type="float" office:value="3065" calcext:value-type="float">
            <text:p>3065</text:p>
          </table:table-cell>
          <table:table-cell table:formula="of:=[.U79]/278560" office:value-type="percentage" office:value="0.0110030155083285" calcext:value-type="percentage">
            <text:p>1.10%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float" office:value="3425" calcext:value-type="float">
            <text:p>3425</text:p>
          </table:table-cell>
          <table:table-cell table:formula="of:=[.Z79]/314906" office:value-type="percentage" office:value="0.010876261487555" calcext:value-type="percentage">
            <text:p>1.09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sem</text:p>
          </table:table-cell>
          <table:table-cell office:value-type="float" office:value="2875" calcext:value-type="float">
            <text:p>2875</text:p>
          </table:table-cell>
          <table:table-cell table:formula="of:=[.U80]/278560" office:value-type="percentage" office:value="0.0103209362435382" calcext:value-type="percentage">
            <text:p>1.03%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3262" calcext:value-type="float">
            <text:p>3262</text:p>
          </table:table-cell>
          <table:table-cell table:formula="of:=[.Z80]/314906" office:value-type="percentage" office:value="0.0103586467072714" calcext:value-type="percentage">
            <text:p>1.04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na</text:p>
          </table:table-cell>
          <table:table-cell office:value-type="float" office:value="2726" calcext:value-type="float">
            <text:p>2726</text:p>
          </table:table-cell>
          <table:table-cell table:formula="of:=[.U81]/278560" office:value-type="percentage" office:value="0.00978604250430787" calcext:value-type="percentage">
            <text:p>0.98%</text:p>
          </table:table-cell>
          <table:table-cell table:number-columns-repeated="2"/>
          <table:table-cell office:value-type="string" calcext:value-type="string">
            <text:p>jsem</text:p>
          </table:table-cell>
          <table:table-cell office:value-type="float" office:value="3260" calcext:value-type="float">
            <text:p>3260</text:p>
          </table:table-cell>
          <table:table-cell table:formula="of:=[.Z81]/314906" office:value-type="percentage" office:value="0.0103522956056728" calcext:value-type="percentage">
            <text:p>1.04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v</text:p>
          </table:table-cell>
          <table:table-cell office:value-type="float" office:value="2674" calcext:value-type="float">
            <text:p>2674</text:p>
          </table:table-cell>
          <table:table-cell table:formula="of:=[.U82]/278560" office:value-type="percentage" office:value="0.00959936817920735" calcext:value-type="percentage">
            <text:p>0.96%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3117" calcext:value-type="float">
            <text:p>3117</text:p>
          </table:table-cell>
          <table:table-cell table:formula="of:=[.Z82]/314906" office:value-type="percentage" office:value="0.00989819184137489" calcext:value-type="percentage">
            <text:p>0.99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i</text:p>
          </table:table-cell>
          <table:table-cell office:value-type="float" office:value="2307" calcext:value-type="float">
            <text:p>2307</text:p>
          </table:table-cell>
          <table:table-cell table:formula="of:=[.U83]/278560" office:value-type="percentage" office:value="0.00828187823090178" calcext:value-type="percentage">
            <text:p>0.83%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2640" calcext:value-type="float">
            <text:p>2640</text:p>
          </table:table-cell>
          <table:table-cell table:formula="of:=[.Z83]/314906" office:value-type="percentage" office:value="0.0083834541101154" calcext:value-type="percentage">
            <text:p>0.84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o</text:p>
          </table:table-cell>
          <table:table-cell office:value-type="float" office:value="2258" calcext:value-type="float">
            <text:p>2258</text:p>
          </table:table-cell>
          <table:table-cell table:formula="of:=[.U84]/278560" office:value-type="percentage" office:value="0.00810597357840322" calcext:value-type="percentage">
            <text:p>0.81%</text:p>
          </table:table-cell>
          <table:table-cell table:number-columns-repeated="2"/>
          <table:table-cell office:value-type="string" calcext:value-type="string">
            <text:p>že</text:p>
          </table:table-cell>
          <table:table-cell office:value-type="float" office:value="2548" calcext:value-type="float">
            <text:p>2548</text:p>
          </table:table-cell>
          <table:table-cell table:formula="of:=[.Z84]/314906" office:value-type="percentage" office:value="0.00809130343658107" calcext:value-type="percentage">
            <text:p>0.81%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a</text:p>
          </table:table-cell>
          <table:table-cell office:value-type="float" office:value="10146" calcext:value-type="float">
            <text:p>10146</text:p>
          </table:table-cell>
          <table:table-cell table:formula="of:=[.U88]/90963" office:value-type="percentage" office:value="0.111539856864879" calcext:value-type="percentage">
            <text:p>11.15%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1608" calcext:value-type="float">
            <text:p>11608</text:p>
          </table:table-cell>
          <table:table-cell table:formula="of:=[.Z88]/113216" office:value-type="percentage" office:value="0.102529677784059" calcext:value-type="percentage">
            <text:p>10.25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o</text:p>
          </table:table-cell>
          <table:table-cell office:value-type="float" office:value="1972" calcext:value-type="float">
            <text:p>1972</text:p>
          </table:table-cell>
          <table:table-cell table:formula="of:=[.U89]/90963" office:value-type="percentage" office:value="0.0216791442674494" calcext:value-type="percentage">
            <text:p>2.17%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2586" calcext:value-type="float">
            <text:p>2586</text:p>
          </table:table-cell>
          <table:table-cell table:formula="of:=[.Z89]/113216" office:value-type="percentage" office:value="0.0228412945166761" calcext:value-type="percentage">
            <text:p>2.2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ak</text:p>
          </table:table-cell>
          <table:table-cell office:value-type="float" office:value="1554" calcext:value-type="float">
            <text:p>1554</text:p>
          </table:table-cell>
          <table:table-cell table:formula="of:=[.U90]/90963" office:value-type="percentage" office:value="0.0170838692655255" calcext:value-type="percentage">
            <text:p>1.71%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2044" calcext:value-type="float">
            <text:p>2044</text:p>
          </table:table-cell>
          <table:table-cell table:formula="of:=[.Z90]/113216" office:value-type="percentage" office:value="0.0180539853024308" calcext:value-type="percentage">
            <text:p>1.81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o</text:p>
          </table:table-cell>
          <table:table-cell office:value-type="float" office:value="1480" calcext:value-type="float">
            <text:p>1480</text:p>
          </table:table-cell>
          <table:table-cell table:formula="of:=[.U91]/90963" office:value-type="percentage" office:value="0.0162703516814529" calcext:value-type="percentage">
            <text:p>1.63%</text:p>
          </table:table-cell>
          <table:table-cell table:number-columns-repeated="2"/>
          <table:table-cell office:value-type="string" calcext:value-type="string">
            <text:p>tak</text:p>
          </table:table-cell>
          <table:table-cell office:value-type="float" office:value="2006" calcext:value-type="float">
            <text:p>2006</text:p>
          </table:table-cell>
          <table:table-cell table:formula="of:=[.Z91]/113216" office:value-type="percentage" office:value="0.017718343697004" calcext:value-type="percentage">
            <text:p>1.77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Name</text:p>
          </table:table-cell>
          <table:table-cell office:value-type="float" office:value="1361" calcext:value-type="float">
            <text:p>1361</text:p>
          </table:table-cell>
          <table:table-cell table:formula="of:=[.U92]/90963" office:value-type="percentage" office:value="0.0149621274584172" calcext:value-type="percentage">
            <text:p>1.50%</text:p>
          </table:table-cell>
          <table:table-cell table:number-columns-repeated="2"/>
          <table:table-cell office:value-type="string" calcext:value-type="string">
            <text:p>…</text:p>
          </table:table-cell>
          <table:table-cell office:value-type="float" office:value="1078" calcext:value-type="float">
            <text:p>1078</text:p>
          </table:table-cell>
          <table:table-cell table:formula="of:=[.Z92]/113216" office:value-type="percentage" office:value="0.00952162238552855" calcext:value-type="percentage">
            <text:p>0.95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…</text:p>
          </table:table-cell>
          <table:table-cell office:value-type="float" office:value="944" calcext:value-type="float">
            <text:p>944</text:p>
          </table:table-cell>
          <table:table-cell table:formula="of:=[.U93]/90963" office:value-type="percentage" office:value="0.0103778459373591" calcext:value-type="percentage">
            <text:p>1.04%</text:p>
          </table:table-cell>
          <table:table-cell table:number-columns-repeated="2"/>
          <table:table-cell office:value-type="string" calcext:value-type="string">
            <text:p>přece</text:p>
          </table:table-cell>
          <table:table-cell office:value-type="float" office:value="886" calcext:value-type="float">
            <text:p>886</text:p>
          </table:table-cell>
          <table:table-cell table:formula="of:=[.Z93]/113216" office:value-type="percentage" office:value="0.00782574901074053" calcext:value-type="percentage">
            <text:p>0.78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přece</text:p>
          </table:table-cell>
          <table:table-cell office:value-type="float" office:value="855" calcext:value-type="float">
            <text:p>855</text:p>
          </table:table-cell>
          <table:table-cell table:formula="of:=[.U94]/90963" office:value-type="percentage" office:value="0.0093994261402988" calcext:value-type="percentage">
            <text:p>0.94%</text:p>
          </table:table-cell>
          <table:table-cell table:number-columns-repeated="2"/>
          <table:table-cell office:value-type="string" calcext:value-type="string">
            <text:p>jasně</text:p>
          </table:table-cell>
          <table:table-cell office:value-type="float" office:value="821" calcext:value-type="float">
            <text:p>821</text:p>
          </table:table-cell>
          <table:table-cell table:formula="of:=[.Z94]/113216" office:value-type="percentage" office:value="0.00725162521198417" calcext:value-type="percentage">
            <text:p>0.73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jasně</text:p>
          </table:table-cell>
          <table:table-cell office:value-type="float" office:value="801" calcext:value-type="float">
            <text:p>801</text:p>
          </table:table-cell>
          <table:table-cell table:formula="of:=[.U95]/90963" office:value-type="percentage" office:value="0.00880577817354309" calcext:value-type="percentage">
            <text:p>0.88%</text:p>
          </table:table-cell>
          <table:table-cell table:number-columns-repeated="2"/>
          <table:table-cell office:value-type="string" calcext:value-type="string">
            <text:p>ale</text:p>
          </table:table-cell>
          <table:table-cell office:value-type="float" office:value="753" calcext:value-type="float">
            <text:p>753</text:p>
          </table:table-cell>
          <table:table-cell table:formula="of:=[.Z95]/113216" office:value-type="percentage" office:value="0.00665100339174675" calcext:value-type="percentage">
            <text:p>0.67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právě</text:p>
          </table:table-cell>
          <table:table-cell office:value-type="float" office:value="555" calcext:value-type="float">
            <text:p>555</text:p>
          </table:table-cell>
          <table:table-cell table:formula="of:=[.U96]/90963" office:value-type="percentage" office:value="0.00610138188054484" calcext:value-type="percentage">
            <text:p>0.61%</text:p>
          </table:table-cell>
          <table:table-cell table:number-columns-repeated="2"/>
          <table:table-cell office:value-type="string" calcext:value-type="string">
            <text:p>já</text:p>
          </table:table-cell>
          <table:table-cell office:value-type="float" office:value="683" calcext:value-type="float">
            <text:p>683</text:p>
          </table:table-cell>
          <table:table-cell table:formula="of:=[.Z96]/113216" office:value-type="percentage" office:value="0.00603271622385529" calcext:value-type="percentage">
            <text:p>0.60%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le</text:p>
          </table:table-cell>
          <table:table-cell office:value-type="float" office:value="493" calcext:value-type="float">
            <text:p>493</text:p>
          </table:table-cell>
          <table:table-cell table:formula="of:=[.U97]/90963" office:value-type="percentage" office:value="0.00541978606686235" calcext:value-type="percentage">
            <text:p>0.54%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float" office:value="644" calcext:value-type="float">
            <text:p>644</text:p>
          </table:table-cell>
          <table:table-cell table:formula="of:=[.Z97]/113216" office:value-type="percentage" office:value="0.00568824194460147" calcext:value-type="percentage">
            <text:p>0.57%</text:p>
          </table:table-cell>
        </table:table-row>
        <table:table-row table:style-name="ro1" table:number-rows-repeated="1048478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3:16:45.153485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1T10:28:33.622985694</meta:creation-date>
    <meta:editing-duration>PT3H47M39S</meta:editing-duration>
    <meta:editing-cycles>3</meta:editing-cycles>
    <meta:generator>LibreOffice/6.4.7.2$Linux_X86_64 LibreOffice_project/40$Build-2</meta:generator>
    <dc:date>2024-12-01T22:24:44.674406655</dc:date>
    <meta:document-statistic meta:table-count="1" meta:cell-count="360" meta:object-count="0"/>
  </office:meta>
</office:document-meta>
</file>